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ssage Size (Byte)</text:p>
          </table:table-cell>
          <table:table-cell table:formula="of:=256+2" office:value-type="float" office:value="258" calcext:value-type="float">
            <text:p>258</text:p>
          </table:table-cell>
          <table:table-cell table:formula="of:=512 +2" office:value-type="float" office:value="514" calcext:value-type="float">
            <text:p>514</text:p>
          </table:table-cell>
          <table:table-cell table:formula="of:=2+1024" office:value-type="float" office:value="1026" calcext:value-type="float">
            <text:p>1026</text:p>
          </table:table-cell>
          <table:table-cell table:formula="of:=2+4096" office:value-type="float" office:value="4098" calcext:value-type="float">
            <text:p>4098</text:p>
          </table:table-cell>
          <table:table-cell table:formula="of:=640*480*3/128" office:value-type="float" office:value="7200" calcext:value-type="float">
            <text:p>7200</text:p>
          </table:table-cell>
          <table:table-cell table:formula="of:=640*480*3/64" office:value-type="float" office:value="14400" calcext:value-type="float">
            <text:p>14400</text:p>
          </table:table-cell>
          <table:table-cell table:formula="of:=640*480*3/32" office:value-type="float" office:value="28800" calcext:value-type="float">
            <text:p>28800</text:p>
          </table:table-cell>
          <table:table-cell table:formula="of:=640*480*3/16" office:value-type="float" office:value="57600" calcext:value-type="float">
            <text:p>576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ndTri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5268" calcext:value-type="float">
            <text:p>0.25268</text:p>
          </table:table-cell>
          <table:table-cell table:formula="of:=AVERAGE( [.C13:.C112])" office:value-type="float" office:value="0.26357" calcext:value-type="float">
            <text:p>0.26357</text:p>
          </table:table-cell>
          <table:table-cell table:formula="of:=AVERAGE( [.D13:.D112])" office:value-type="float" office:value="0.24567" calcext:value-type="float">
            <text:p>0.24567</text:p>
          </table:table-cell>
          <table:table-cell table:formula="of:=AVERAGE( [.E13:.E112])" office:value-type="float" office:value="0.26004" calcext:value-type="float">
            <text:p>0.26004</text:p>
          </table:table-cell>
          <table:table-cell table:formula="of:=AVERAGE( [.F13:.F112])" office:value-type="float" office:value="0.24457" calcext:value-type="float">
            <text:p>0.24457</text:p>
          </table:table-cell>
          <table:table-cell table:formula="of:=AVERAGE( [.G13:.G112])" office:value-type="float" office:value="0.2537" calcext:value-type="float">
            <text:p>0.2537</text:p>
          </table:table-cell>
          <table:table-cell table:formula="of:=AVERAGE( [.H13:.H112])" office:value-type="float" office:value="0.2537" calcext:value-type="float">
            <text:p>0.2537</text:p>
          </table:table-cell>
          <table:table-cell table:formula="of:=AVERAGE( [.I13:.I112])" office:value-type="float" office:value="0.30857" calcext:value-type="float">
            <text:p>0.30857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[.B13:.B112])" office:value-type="float" office:value="0.150584040094935" calcext:value-type="float">
            <text:p>0.15058</text:p>
          </table:table-cell>
          <table:table-cell table:style-name="ce2" table:formula="of:=STDEV([.C13:.C112])" office:value-type="float" office:value="0.160807511194489" calcext:value-type="float">
            <text:p>0.16081</text:p>
          </table:table-cell>
          <table:table-cell table:style-name="ce2" table:formula="of:=STDEV([.D13:.D112])" office:value-type="float" office:value="0.132504930725866" calcext:value-type="float">
            <text:p>0.13250</text:p>
          </table:table-cell>
          <table:table-cell table:style-name="ce2" table:formula="of:=STDEV([.E13:.E112])" office:value-type="float" office:value="0.158428004870581" calcext:value-type="float">
            <text:p>0.15843</text:p>
          </table:table-cell>
          <table:table-cell table:style-name="ce2" table:formula="of:=STDEV([.F13:.F112])" office:value-type="float" office:value="0.107432408160817" calcext:value-type="float">
            <text:p>0.10743</text:p>
          </table:table-cell>
          <table:table-cell table:style-name="ce2" table:formula="of:=STDEV([.G13:.G112])" office:value-type="float" office:value="0.139101772204034" calcext:value-type="float">
            <text:p>0.13910</text:p>
          </table:table-cell>
          <table:table-cell table:style-name="ce2" table:formula="of:=STDEV([.H13:.H112])" office:value-type="float" office:value="0.139101772204034" calcext:value-type="float">
            <text:p>0.13910</text:p>
          </table:table-cell>
          <table:table-cell table:style-name="ce2" table:formula="of:=STDEV([.I13:.I112])" office:value-type="float" office:value="0.126196196055943" calcext:value-type="float">
            <text:p>0.126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table:number-columns-repeated="4"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1.099" calcext:value-type="float">
            <text:p>1.099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1.282" calcext:value-type="float">
            <text:p>1.282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5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1.038" calcext:value-type="float">
            <text:p>1.038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1.007" calcext:value-type="float">
            <text:p>1.0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1.008" calcext:value-type="float">
            <text:p>1.008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4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7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1.129" calcext:value-type="float">
            <text:p>1.129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976" calcext:value-type="float">
            <text:p>0.97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5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4:48:14.73171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5-29T15:04:38.759134768</dc:date>
    <meta:editing-duration>PT1H38S</meta:editing-duration>
    <meta:editing-cycles>9</meta:editing-cycles>
    <meta:generator>LibreOffice/5.1.6.2$Linux_X86_64 LibreOffice_project/10m0$Build-2</meta:generator>
    <meta:document-statistic meta:table-count="1" meta:cell-count="833" meta:object-count="0"/>
  </office:meta>
</office:document-meta>
</file>